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00000051005C1239332EC8C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02cm, 8.891cm, 3.286cm, 8.889cm)" draw:image-opacity="100%" style:mirror="none"/>
    </style:style>
    <style:style style:name="pr1" style:family="presentation" style:parent-style-name="Default-title">
      <style:graphic-properties draw:auto-grow-height="true" fo:min-height="3.81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5.08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font-size="34.799999237060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41.315cm" svg:height="3.817cm" svg:x="-0.408cm" svg:y="-1.389cm" presentation:class="title" presentation:user-transformed="true">
          <draw:text-box>
            <text:p>12334567890qwertyuiopasdfghjklzxcvbnm1234567890</text:p>
          </draw:text-box>
        </draw:frame>
        <draw:frame presentation:style-name="pr2" draw:text-style-name="P1" draw:layer="layout" svg:width="36.575cm" svg:height="15.087cm" svg:x="2.032cm" svg:y="5.349cm" presentation:class="subtitle" presentation:placeholder="true">
          <draw:text-box/>
        </draw:frame>
        <draw:frame presentation:style-name="pr1" draw:layer="layout" svg:width="41.315cm" svg:height="3.817cm" svg:x="-0.407cm" svg:y="20.412cm" presentation:class="title" presentation:user-transformed="true">
          <draw:text-box>
            <text:p>12334567890qwertyuiopasdfghjklzxcvbnm123456789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0.994cm" svg:height="23.259cm" svg:x="-0.1cm" svg:y="-0.146cm">
          <draw:image xlink:href="Pictures/10000001000009000000051005C1239332EC8CD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41.315cm" svg:height="3.817cm" svg:x="-0.408cm" svg:y="-1.389cm" presentation:class="title" presentation:user-transformed="true">
          <draw:text-box>
            <text:p>12334567890qwertyuiopasdfghjklzxcvbnm1234567890</text:p>
          </draw:text-box>
        </draw:frame>
        <draw:frame presentation:style-name="pr2" draw:text-style-name="P1" draw:layer="layout" svg:width="36.575cm" svg:height="15.087cm" svg:x="2.032cm" svg:y="5.349cm" presentation:class="subtitle" presentation:placeholder="true">
          <draw:text-box/>
        </draw:frame>
        <draw:frame presentation:style-name="pr1" draw:layer="layout" svg:width="41.315cm" svg:height="3.817cm" svg:x="-0.407cm" svg:y="20.412cm" presentation:class="title" presentation:user-transformed="true">
          <draw:text-box>
            <text:p>12334567890qwertyuiopasdfghjklzxcvbnm1234567890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4.799999237060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7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3.258cm" svg:x="2.032cm" svg:y="5.349cm" presentation:class="outline" presentation:placeholder="true">
        <draw:text-box/>
      </draw:frame>
      <draw:frame presentation:style-name="Mpr1" draw:text-style-name="MP2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6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6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7T12:27:39.55</meta:creation-date>
    <meta:editing-duration>PT7M19S</meta:editing-duration>
    <meta:editing-cycles>3</meta:editing-cycles>
    <dc:date>2023-12-14T13:04:18.528000000</dc:date>
    <meta:generator>LibreOffice/7.4.3.2$Windows_x86 LibreOffice_project/1048a8393ae2eeec98dff31b5c133c5f1d08b890</meta:generator>
    <meta:document-statistic meta:object-count="34"/>
  </office:meta>
</office:document-meta>
</file>